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b4753"/>
    </style:style>
    <style:style style:name="P3" style:family="paragraph" style:parent-style-name="Standard">
      <style:paragraph-properties fo:break-before="page"/>
      <style:text-properties officeooo:paragraph-rsid="000b4753"/>
    </style:style>
    <style:style style:name="P4" style:family="paragraph" style:parent-style-name="Standard">
      <style:paragraph-properties fo:break-before="page"/>
      <style:text-properties officeooo:paragraph-rsid="000b8ad9"/>
    </style:style>
    <style:style style:name="P5" style:family="paragraph" style:parent-style-name="Standard">
      <style:text-properties officeooo:paragraph-rsid="000b8ad9"/>
    </style:style>
    <style:style style:name="P6" style:family="paragraph" style:parent-style-name="Standard">
      <style:paragraph-properties fo:break-before="page"/>
      <style:text-properties officeooo:paragraph-rsid="000ca8a5"/>
    </style:style>
    <style:style style:name="P7" style:family="paragraph" style:parent-style-name="Standard">
      <style:text-properties officeooo:paragraph-rsid="000ca8a5"/>
    </style:style>
    <style:style style:name="T1" style:family="text">
      <style:text-properties officeooo:rsid="000b4753"/>
    </style:style>
    <style:style style:name="T2" style:family="text">
      <style:text-properties officeooo:rsid="000b8ad9"/>
    </style:style>
    <style:style style:name="T3" style:family="text">
      <style:text-properties officeooo:rsid="000ca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Name <text:s text:c="20"/>: Kunal Waldia</text:p>
      <text:p text:style-name="Standard"><text:s text:c="4"/>University Roll no : 2022035</text:p>
      <text:p text:style-name="Standard"><text:s text:c="4"/>Section<text:tab/> <text:s text:c="10"/>: K</text:p>
      <text:p text:style-name="Standard">Q1. Write a C program to enter a string and print the particular character which occurred the most with its frequency.</text:p>
      <text:p text:style-name="Standard">Example</text:p>
      <text:p text:style-name="Standard">Input String: HELLLOO </text:p>
      <text:p text:style-name="Standard">Output: L 3</text:p>
      <text:p text:style-name="Standard"/>
      <text:p text:style-name="Standard">*/</text:p>
      <text:p text:style-name="Standard"/>
      <text:p text:style-name="Standard">#include&lt;stdio.h&gt;</text:p>
      <text:p text:style-name="Standard"/>
      <text:p text:style-name="Standard">int main(){</text:p>
      <text:p text:style-name="Standard"><text:tab/>char str[200];</text:p>
      <text:p text:style-name="Standard"><text:tab/>int freq[256]={0},max=0,maxind[256],j=0;</text:p>
      <text:p text:style-name="Standard"><text:tab/>printf("enter a string :");</text:p>
      <text:p text:style-name="Standard"><text:tab/>gets(str);</text:p>
      <text:p text:style-name="Standard"/>
      <text:p text:style-name="Standard"><text:tab/>for ( int i=0 ; str[i]!=0;i++){</text:p>
      <text:p text:style-name="Standard"><text:tab/><text:tab/>freq[str[i]]++;</text:p>
      <text:p text:style-name="Standard"><text:tab/>}</text:p>
      <text:p text:style-name="Standard"/>
      <text:p text:style-name="Standard"><text:tab/>for( int i=0;i&lt;256;i++){</text:p>
      <text:p text:style-name="Standard"><text:tab/><text:tab/>if (freq[i]&gt;=max){</text:p>
      <text:p text:style-name="Standard"/>
      <text:p text:style-name="Standard"><text:tab/><text:tab/><text:tab/>max=freq[i];</text:p>
      <text:p text:style-name="Standard"><text:tab/><text:tab/>}</text:p>
      <text:p text:style-name="Standard"/>
      <text:p text:style-name="Standard"><text:tab/>}</text:p>
      <text:p text:style-name="Standard"><text:tab/>for(int i=0;i&lt;256;i++){</text:p>
      <text:p text:style-name="Standard"><text:tab/><text:tab/>if(freq[i]==max){</text:p>
      <text:p text:style-name="Standard"><text:tab/><text:tab/><text:tab/>maxind[j]=i;</text:p>
      <text:p text:style-name="Standard"><text:tab/><text:tab/><text:tab/>j++;</text:p>
      <text:p text:style-name="Standard"><text:tab/><text:tab/>}</text:p>
      <text:p text:style-name="Standard"><text:tab/>}</text:p>
      <text:p text:style-name="Standard"/>
      <text:p text:style-name="Standard"><text:tab/>for(int i=0;i&lt;j;i++){</text:p>
      <text:p text:style-name="Standard"/>
      <text:p text:style-name="Standard"><text:tab/><text:tab/>printf(" %c %d\n",maxind[i],freq[maxind[i]]);</text:p>
      <text:p text:style-name="Standard"><text:tab/>}<text:tab/></text:p>
      <text:p text:style-name="Standard"/>
      <text:p text:style-name="Standard"><text:tab/>return 0; </text:p>
      <text:p text:style-name="Standard">}</text:p>
      <text:p text:style-name="P1"/>
      <text:p text:style-name="Standard"><text:tab/><text:tab/><text:tab/><text:tab/>************INPUT*************</text:p>
      <text:p text:style-name="Standard">enter a string :HELLLOO</text:p>
      <text:p text:style-name="Standard"/>
      <text:p text:style-name="Standard"><text:tab/><text:tab/><text:tab/><text:tab/>************OUTPUT*************</text:p>
      <text:p text:style-name="Standard"/>
      <text:p text:style-name="P2"><text:s/>L 3</text:p>
      <text:p text:style-name="P2"/>
      <text:p text:style-name="P2"><text:tab/><text:tab/><text:tab/><text:tab/>************INPUT*************</text:p>
      <text:p text:style-name="P2">enter a string :<text:span text:style-name="T1">EEFFGGHHH</text:span></text:p>
      <text:p text:style-name="P2"/>
      <text:p text:style-name="P2"><text:tab/><text:tab/><text:tab/><text:tab/>************OUTPUT*************</text:p>
      <text:p text:style-name="P2"/>
      <text:p text:style-name="P2"><text:s/><text:span text:style-name="T1">H</text:span> 3</text:p>
      <text:p text:style-name="P2"/>
      <text:p text:style-name="P2"><text:tab/><text:tab/><text:tab/><text:tab/>************INPUT*************</text:p>
      <text:p text:style-name="P2">enter a string :HELLLOO<text:span text:style-name="T1">O</text:span></text:p>
      <text:p text:style-name="P2"/>
      <text:p text:style-name="P2"><text:tab/><text:tab/><text:tab/><text:tab/>************OUTPUT*************</text:p>
      <text:p text:style-name="P2"/>
      <text:p text:style-name="P2"><text:s text:c="2"/>L 3</text:p>
      <text:p text:style-name="P2"><text:s text:c="2"/>O 3</text:p>
      <text:p text:style-name="P2"/>
      <text:p text:style-name="P3">/* Name <text:s text:c="20"/>: Kunal Waldia</text:p>
      <text:p text:style-name="P2"><text:s text:c="4"/>University Roll no : 2022035</text:p>
      <text:p text:style-name="P2"><text:s text:c="4"/>Section<text:tab/> <text:s text:c="10"/>: K</text:p>
      <text:p text:style-name="Standard">Q2. Write a C program that takes your full name (First, middle and last) as input and displays the abbreviations of the first and middle names except the last name which is displayed as it is.</text:p>
      <text:p text:style-name="Standard">For example: if your name is Aman Singh Rawat, then the output should be A.S.Rawat.</text:p>
      <text:p text:style-name="Standard"/>
      <text:p text:style-name="Standard">*/</text:p>
      <text:p text:style-name="Standard">#include &lt;stdio.h&gt;</text:p>
      <text:p text:style-name="Standard">#include&lt;string.h&gt;</text:p>
      <text:p text:style-name="Standard"/>
      <text:p text:style-name="Standard">int main(){</text:p>
      <text:p text:style-name="Standard"><text:tab/>char res[20],str[20];</text:p>
      <text:p text:style-name="Standard"><text:tab/>int i,word=0,l,j=0;</text:p>
      <text:p text:style-name="Standard"><text:tab/>printf("enter your full name: ");</text:p>
      <text:p text:style-name="Standard"><text:tab/>gets(str);</text:p>
      <text:p text:style-name="Standard"><text:tab/>l=strlen(str);</text:p>
      <text:p text:style-name="Standard"/>
      <text:p text:style-name="Standard"><text:tab/>if (str[0]!=' '){</text:p>
      <text:p text:style-name="Standard"><text:tab/><text:tab/>word=1;</text:p>
      <text:p text:style-name="Standard"><text:tab/><text:tab/>res[j]=str[0];</text:p>
      <text:p text:style-name="Standard"><text:tab/><text:tab/>j++;</text:p>
      <text:p text:style-name="Standard"><text:tab/><text:tab/>res[j]='.';</text:p>
      <text:p text:style-name="Standard"><text:tab/><text:tab/>j++;</text:p>
      <text:p text:style-name="Standard"><text:tab/>}</text:p>
      <text:p text:style-name="Standard"/>
      <text:p text:style-name="Standard"><text:tab/>for( i=0;str[i]!='\0';i++){</text:p>
      <text:p text:style-name="Standard"><text:tab/><text:tab/>if(str[i]==' '&amp;&amp;str[i+1]!=' '){</text:p>
      <text:p text:style-name="Standard"><text:tab/><text:tab/><text:tab/>word++;</text:p>
      <text:p text:style-name="Standard"><text:tab/><text:tab/><text:tab/>if (word&gt;2)</text:p>
      <text:p text:style-name="Standard"><text:tab/><text:tab/><text:tab/><text:tab/>break;</text:p>
      <text:p text:style-name="Standard"><text:tab/><text:tab/><text:tab/>res[j]=str[i+1];</text:p>
      <text:p text:style-name="Standard"><text:tab/><text:tab/><text:tab/>j++;</text:p>
      <text:p text:style-name="Standard"><text:tab/><text:tab/><text:tab/>res[j]='.';</text:p>
      <text:p text:style-name="Standard"><text:tab/><text:tab/><text:tab/>j++ ; </text:p>
      <text:p text:style-name="Standard"><text:tab/><text:tab/>}</text:p>
      <text:p text:style-name="Standard"><text:tab/>}</text:p>
      <text:p text:style-name="Standard"/>
      <text:p text:style-name="Standard"><text:tab/>for(int k=i+1;k&lt;l;k++){</text:p>
      <text:p text:style-name="Standard"><text:tab/><text:tab/>res[j]=str[k];</text:p>
      <text:p text:style-name="Standard"><text:tab/><text:tab/>j++;</text:p>
      <text:p text:style-name="Standard"><text:tab/>}</text:p>
      <text:p text:style-name="Standard"><text:tab/>puts(res);</text:p>
      <text:p text:style-name="Standard"><text:tab/>return 0;</text:p>
      <text:p text:style-name="Standard">}</text:p>
      <text:p text:style-name="Standard"/>
      <text:p text:style-name="P4"><text:tab/><text:tab/><text:tab/><text:tab/>************INPUT*************</text:p>
      <text:p text:style-name="P5">enter your full name: aman singh rawat</text:p>
      <text:p text:style-name="P5"/>
      <text:p text:style-name="P5"><text:tab/><text:tab/><text:tab/><text:tab/>************OUTPUT*************</text:p>
      <text:p text:style-name="P5"/>
      <text:p text:style-name="P5"><text:s/>a.s.rawat</text:p>
      <text:p text:style-name="P5"/>
      <text:p text:style-name="P5"><text:tab/><text:tab/><text:tab/><text:tab/>************INPUT*************</text:p>
      <text:p text:style-name="P5">enter a string :<text:span text:style-name="T2">Kunal Singh <text:s/>Waldia</text:span></text:p>
      <text:p text:style-name="P5"/>
      <text:p text:style-name="P5"><text:tab/><text:tab/><text:tab/><text:tab/>************OUTPUT*************</text:p>
      <text:p text:style-name="P5"/>
      <text:p text:style-name="P5"><text:s/><text:span text:style-name="T2">K.S.Waldia</text:span></text:p>
      <text:p text:style-name="P5"/>
      <text:p text:style-name="P5"><text:tab/><text:tab/><text:tab/><text:tab/>************INPUT*************</text:p>
      <text:p text:style-name="P5">enter a string :<text:span text:style-name="T2">Aman Singh Rawat</text:span></text:p>
      <text:p text:style-name="P5"/>
      <text:p text:style-name="P5"><text:tab/><text:tab/><text:tab/><text:tab/>************OUTPUT*************</text:p>
      <text:p text:style-name="P5"/>
      <text:p text:style-name="P5"><text:s/><text:span text:style-name="T2">A.S.Rawat</text:span></text:p>
      <text:p text:style-name="P6">/* Name <text:s text:c="20"/>: Kunal Waldia</text:p>
      <text:p text:style-name="P7"><text:s text:c="4"/>University Roll no : 2022035</text:p>
      <text:p text:style-name="P7"><text:s text:c="4"/>Section<text:tab/> <text:s text:c="10"/>: K</text:p>
      <text:p text:style-name="Standard">Q3. Write a C program to check if the two strings entered by user are anagrams or not. Two words are Said to be anagrams if the letters of one word can be rearranged to form the other word. </text:p>
      <text:p text:style-name="Standard">For example: HEART and EARTH are anagrams of each other.</text:p>
      <text:p text:style-name="Standard">*/</text:p>
      <text:p text:style-name="Standard">#include&lt;stdio.h&gt;</text:p>
      <text:p text:style-name="Standard">#include&lt;string.h&gt;</text:p>
      <text:p text:style-name="Standard"/>
      <text:p text:style-name="Standard">int ChkAnagram(char str1[],char str2[]){</text:p>
      <text:p text:style-name="Standard"><text:tab/>char temp;</text:p>
      <text:p text:style-name="Standard"><text:tab/>if (strlen(str1)!=strlen(str2))</text:p>
      <text:p text:style-name="Standard"><text:tab/><text:tab/>return 0;</text:p>
      <text:p text:style-name="Standard"><text:tab/>for (int i=0;i&lt;strlen(str1);i++){</text:p>
      <text:p text:style-name="Standard"><text:tab/><text:tab/>for (int j=i+1;j&lt;strlen(str1);j++){</text:p>
      <text:p text:style-name="Standard"><text:tab/><text:tab/><text:tab/>if(str1[i]&gt;str1[j]){</text:p>
      <text:p text:style-name="Standard"><text:tab/><text:tab/><text:tab/><text:tab/>temp=str1[i];</text:p>
      <text:p text:style-name="Standard"><text:tab/><text:tab/><text:tab/><text:tab/>str1[i]=str1[j];</text:p>
      <text:p text:style-name="Standard"><text:tab/><text:tab/><text:tab/><text:tab/>str1[j]=temp; </text:p>
      <text:p text:style-name="Standard"><text:tab/><text:tab/><text:tab/> }</text:p>
      <text:p text:style-name="Standard"><text:tab/><text:tab/><text:tab/> if(str2[i]&gt;str2[j]){</text:p>
      <text:p text:style-name="Standard"><text:tab/><text:tab/><text:tab/><text:tab/>temp=str2[i];</text:p>
      <text:p text:style-name="Standard"><text:tab/><text:tab/><text:tab/><text:tab/>str2[i]=str2[j];</text:p>
      <text:p text:style-name="Standard"><text:tab/><text:tab/><text:tab/><text:tab/>str2[j]=temp; </text:p>
      <text:p text:style-name="Standard"><text:tab/><text:tab/><text:tab/>}</text:p>
      <text:p text:style-name="Standard"><text:tab/><text:tab/>}</text:p>
      <text:p text:style-name="Standard"><text:tab/>}</text:p>
      <text:p text:style-name="Standard"><text:tab/>for(int i=0;i&lt;strlen(str1);i++){</text:p>
      <text:p text:style-name="Standard"><text:tab/><text:tab/>if(str1[i]!=str2[i])</text:p>
      <text:p text:style-name="Standard"><text:tab/><text:tab/><text:tab/>return 0;</text:p>
      <text:p text:style-name="Standard"><text:tab/>}</text:p>
      <text:p text:style-name="Standard"><text:tab/>return 1;</text:p>
      <text:p text:style-name="Standard">}</text:p>
      <text:p text:style-name="Standard"/>
      <text:p text:style-name="Standard">int main(){</text:p>
      <text:p text:style-name="Standard"><text:tab/>char str1[50],str2[50];</text:p>
      <text:p text:style-name="Standard"><text:tab/>printf("Enter 1st string : ");</text:p>
      <text:p text:style-name="Standard"><text:tab/>gets(str1);</text:p>
      <text:p text:style-name="Standard"><text:tab/>printf("Enter 2nd string : ");</text:p>
      <text:p text:style-name="Standard"><text:tab/>gets(str2);</text:p>
      <text:p text:style-name="Standard"/>
      <text:p text:style-name="Standard"><text:tab/>if (ChkAnagram(str1,str2))</text:p>
      <text:p text:style-name="Standard"><text:tab/><text:tab/>printf("Anagram");</text:p>
      <text:p text:style-name="Standard"><text:tab/>else</text:p>
      <text:p text:style-name="Standard"><text:tab/><text:tab/>printf("Not Anagram");</text:p>
      <text:p text:style-name="Standard"/>
      <text:p text:style-name="Standard"><text:tab/>return 0;</text:p>
      <text:p text:style-name="Standard">}</text:p>
      <text:p text:style-name="Standard"/>
      <text:p text:style-name="P6"><text:tab/><text:tab/><text:tab/><text:tab/>************INPUT*************</text:p>
      <text:p text:style-name="P7">Enter 1st string : HEART</text:p>
      <text:p text:style-name="P7">Enter 2nd string : EARTH</text:p>
      <text:p text:style-name="P7"><text:tab/><text:tab/><text:tab/><text:tab/>************OUTPUT*************</text:p>
      <text:p text:style-name="P7"/>
      <text:p text:style-name="P7"><text:s/><text:span text:style-name="T3">Anagram</text:span></text:p>
      <text:p text:style-name="P7"/>
      <text:p text:style-name="P7"><text:tab/><text:tab/><text:tab/><text:tab/>************INPUT*************</text:p>
      <text:p text:style-name="P7">Enter 1st string : <text:span text:style-name="T3">silent</text:span></text:p>
      <text:p text:style-name="P7">Enter 2nd string : <text:span text:style-name="T3">listen</text:span></text:p>
      <text:p text:style-name="P7"/>
      <text:p text:style-name="P7"><text:tab/><text:tab/><text:tab/><text:tab/>************OUTPUT*************</text:p>
      <text:p text:style-name="P7"/>
      <text:p text:style-name="P7"><text:s/><text:span text:style-name="T3">Anagram</text:span></text:p>
      <text:p text:style-name="P7"/>
      <text:p text:style-name="P7"><text:tab/><text:tab/><text:tab/><text:tab/>************INPUT*************</text:p>
      <text:p text:style-name="P7">Enter 1st string : HEART</text:p>
      <text:p text:style-name="P7">Enter 2nd string :<text:span text:style-name="T3">heart</text:span> </text:p>
      <text:p text:style-name="P7"/>
      <text:p text:style-name="P7"><text:tab/><text:tab/><text:tab/><text:tab/>************OUTPUT*************</text:p>
      <text:p text:style-name="P7"/>
      <text:p text:style-name="P7"><text:s/><text:span text:style-name="T3">Not Anagr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22:39:59.803649217</meta:creation-date>
    <dc:date>2023-03-27T23:19:10.041477074</dc:date>
    <meta:editing-duration>PT8M36S</meta:editing-duration>
    <meta:editing-cycles>1</meta:editing-cycles>
    <meta:document-statistic meta:table-count="0" meta:image-count="0" meta:object-count="0" meta:page-count="6" meta:paragraph-count="156" meta:word-count="421" meta:character-count="3496" meta:non-whitespace-character-count="2866"/>
    <meta:generator>LibreOffice/7.3.7.2$Linux_X86_64 LibreOffice_project/30$Build-2</meta:generator>
  </office:meta>
</office:document-meta>
</file>